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5e12" officeooo:paragraph-rsid="00055e12"/>
    </style:style>
    <style:style style:name="P2" style:family="paragraph" style:parent-style-name="Standard">
      <style:text-properties officeooo:rsid="0006656f" officeooo:paragraph-rsid="0006656f"/>
    </style:style>
    <style:style style:name="P3" style:family="paragraph" style:parent-style-name="Standard">
      <style:text-properties officeooo:rsid="0006656f" officeooo:paragraph-rsid="000786af"/>
    </style:style>
    <style:style style:name="P4" style:family="paragraph" style:parent-style-name="Standard">
      <style:text-properties officeooo:rsid="000786af" officeooo:paragraph-rsid="000786af"/>
    </style:style>
    <style:style style:name="T1" style:family="text">
      <style:text-properties officeooo:rsid="000786af"/>
    </style:style>
    <style:style style:name="T2" style:family="text">
      <style:text-properties officeooo:rsid="00092e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vral obj that share a common buffer</text:p>
      <text:p text:style-name="P1"/>
      <text:p text:style-name="P1">Char c = s1[3]; //split , <text:s/>a change must be made, so get a copy to ur self</text:p>
      <text:p text:style-name="P2">or</text:p>
      <text:p text:style-name="P2">s1[2] = 'a';</text:p>
      <text:p text:style-name="P1">vs</text:p>
      <text:p text:style-name="P1">if(s1[3] == 'a') // dont split</text:p>
      <text:p text:style-name="P1"/>
      <text:p text:style-name="P2">this is what we have now -</text:p>
      <text:p text:style-name="P2">char&amp; oper[](size_t index)</text:p>
      <text:p text:style-name="P2"/>
      <text:p text:style-name="P2">we will use</text:p>
      <text:p text:style-name="P2">Proxy oper[](size_t index)</text:p>
      <text:p text:style-name="P2">{</text:p>
      <text:p text:style-name="P2"><text:tab/>Proxy ret;</text:p>
      <text:p text:style-name="P2"><text:tab/>….</text:p>
      <text:p text:style-name="P2"><text:tab/>return ret;</text:p>
      <text:p text:style-name="P2">}</text:p>
      <text:p text:style-name="P2">class Proxy</text:p>
      <text:p text:style-name="P2">{</text:p>
      <text:p text:style-name="P2"><text:tab/>RCString&amp; the_string;</text:p>
      <text:p text:style-name="P2"><text:tab/>size_t index;</text:p>
      <text:p text:style-name="P2"><text:tab/></text:p>
      <text:p text:style-name="P3"><text:tab/>operation=(char ) // <text:span text:style-name="T1">actually does the split</text:span></text:p>
      <text:p text:style-name="P3"><text:tab/><text:span text:style-name="T1">operation=(const Proxy&amp;) //</text:span></text:p>
      <text:p text:style-name="P3"><text:tab/><text:span text:style-name="T1">operation char() // does not split</text:span><text:tab/><text:tab/><text:tab/></text:p>
      <text:p text:style-name="P2">};</text:p>
      <text:p text:style-name="P1"/>
      <text:p text:style-name="P1"/>
      <text:p text:style-name="P4">s1[2] = 'a' → oper=(s1[2], 'a') → oper=((oper[](s1, 2)), 'a')</text:p>
      <text:p text:style-name="P4"><text:tab/><text:tab/><text:span text:style-name="T2">= is Proxy op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1:11:14.322459102</meta:creation-date>
    <dc:date>2016-04-07T21:28:42.392246687</dc:date>
    <meta:editing-duration>PT10H10M11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97" meta:character-count="514" meta:non-whitespace-character-count="427"/>
  </office:meta>
</office:document-meta>
</file>